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fo:min-height="27.493cm"/>
    </style:style>
    <style:style style:name="P1" style:family="paragraph">
      <style:paragraph-properties>
        <style:tab-stops/>
      </style:paragraph-properties>
    </style:style>
    <style:style style:name="T1" style:family="text">
      <style:text-properties fo:color="#808080" fo:font-size="12pt" fo:background-color="transparent" style:font-size-asian="12pt" style:font-size-complex="12pt"/>
    </style:style>
    <style:style style:name="T2" style:family="text">
      <style:text-properties fo:color="#0000ff" fo:font-size="12pt" fo:background-color="transparent" style:font-size-asian="12pt" style:font-size-complex="12pt"/>
    </style:style>
    <style:style style:name="T3" style:family="text">
      <style:text-properties fo:color="#800000" fo:font-size="12pt" fo:background-color="transparent" style:font-size-asian="12pt" style:font-size-complex="12pt"/>
    </style:style>
    <style:style style:name="T4" style:family="text">
      <style:text-properties fo:color="#000000" fo:font-size="12pt" fo:background-color="transparen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6.089cm" svg:height="11.934cm" svg:x="0.211cm" svg:y="0.122cm">
          <draw:text-box>
            <text:p text:style-name="P1"><text:span text:style-name="T1"># digit table</text:span></text:p>
            <text:p text:style-name="P1"><text:span text:style-name="T2">dtable</text:span><text:span text:style-name="T1"><text:tab/></text:span><text:span text:style-name="T3">.memset</text:span><text:span text:style-name="T1"> </text:span><text:span text:style-name="T4">0x3F</text:span><text:span text:style-name="T1"> # 0</text:span></text:p>
            <text:p text:style-name="P1"><text:span text:style-name="T1"><text:tab/></text:span><text:span text:style-name="T3">.memset</text:span><text:span text:style-name="T1"> </text:span><text:span text:style-name="T4">0x06</text:span><text:span text:style-name="T1"> # 1</text:span></text:p>
            <text:p text:style-name="P1"><text:span text:style-name="T1"><text:tab/></text:span><text:span text:style-name="T3">.memset</text:span><text:span text:style-name="T1"> </text:span><text:span text:style-name="T4">0x5B</text:span><text:span text:style-name="T1"> # 2</text:span></text:p>
            <text:p text:style-name="P1"><text:span text:style-name="T1"><text:tab/></text:span><text:span text:style-name="T3">.memset</text:span><text:span text:style-name="T1"> </text:span><text:span text:style-name="T4">0x4F</text:span><text:span text:style-name="T1"> # 3</text:span></text:p>
            <text:p text:style-name="P1"><text:span text:style-name="T1"><text:tab/></text:span><text:span text:style-name="T3">.memset</text:span><text:span text:style-name="T1"> </text:span><text:span text:style-name="T4">0x66</text:span><text:span text:style-name="T1"> # 4</text:span></text:p>
            <text:p text:style-name="P1"><text:span text:style-name="T1"><text:tab/></text:span><text:span text:style-name="T3">.memset</text:span><text:span text:style-name="T1"> </text:span><text:span text:style-name="T4">0x6D </text:span><text:span text:style-name="T1"># 5</text:span></text:p>
            <text:p text:style-name="P1"><text:span text:style-name="T1"><text:tab/></text:span><text:span text:style-name="T3">.memset</text:span><text:span text:style-name="T1"> </text:span><text:span text:style-name="T4">0x7D</text:span><text:span text:style-name="T1"> # 6</text:span></text:p>
            <text:p text:style-name="P1"><text:span text:style-name="T1"><text:tab/></text:span><text:span text:style-name="T3">.memset</text:span><text:span text:style-name="T1"> </text:span><text:span text:style-name="T4">0x07</text:span><text:span text:style-name="T1"> # 7</text:span></text:p>
            <text:p text:style-name="P1"><text:span text:style-name="T1"><text:tab/></text:span><text:span text:style-name="T3">.memset</text:span><text:span text:style-name="T1"> </text:span><text:span text:style-name="T4">0x7F</text:span><text:span text:style-name="T1"> # 8</text:span></text:p>
            <text:p text:style-name="P1"><text:span text:style-name="T1"><text:tab/></text:span><text:span text:style-name="T3">.memset</text:span><text:span text:style-name="T1"> </text:span><text:span text:style-name="T4">0x6F</text:span><text:span text:style-name="T1"> # 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paragraph-properties style:writing-mode="lr-tb"/>
      <style:text-properties style:use-window-font-color="tru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88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7-07-20T16:52:42.851034865</meta:creation-date>
    <dc:date>2018-01-29T16:53:36.334967271</dc:date>
    <meta:editing-duration>PT40M1S</meta:editing-duration>
    <meta:editing-cycles>16</meta:editing-cycles>
    <meta:generator>LibreOffice/5.2.7.2$Linux_X86_64 LibreOffice_project/20m0$Build-2</meta:generator>
    <meta:document-statistic meta:object-count="1"/>
  </office:meta>
</office:document-meta>
</file>